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Devanagar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award</text:p>
          </table:table-cell>
          <table:table-cell office:value-type="string">
            <text:p>result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Writing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Actress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BAFTA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Golden Globe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table:style-name="ce1"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Chariots of Fire</text:p>
          </table:table-cell>
          <table:table-cell office:value-type="float" office:value="1981">
            <text:p>1981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Golden Globe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Hofman</meta:initial-creator>
    <meta:creation-date>2011-11-16T18:08:39</meta:creation-date>
    <dc:date>2011-11-16T18:21:11</dc:date>
    <dc:creator>Scott Hofman</dc:creator>
    <meta:editing-duration>PT00H00M02S</meta:editing-duration>
    <meta:editing-cycles>1</meta:editing-cycles>
    <meta:document-statistic meta:table-count="3" meta:cell-count="232" meta:object-count="0"/>
    <meta:generator>OpenOffice.org/3.2$Unix OpenOffice.org_project/320m19$Build-9505</meta:generator>
  </office:meta>
</office:document-meta>
</file>